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 style:font-size-asian="18pt" style:font-size-complex="18pt"/>
    </style:style>
    <style:style style:name="T1" style:family="text">
      <style:text-properties fo:color="#000000" style:text-outline="false" style:text-line-through-style="none" fo:font-family="'Liberation Serif', 'Times New Roman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family="'Liberation Sans'" style:font-style-name="Regular" style:font-family-generic="swiss" style:font-family-asian="'Liberation Sans'" style:font-style-name-asian="Regular" style:font-family-generic-asian="swiss" style:font-family-complex="'Liberation Sans'" style:font-style-name-complex="Regular" style:font-family-generic-complex="swis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xml:id="id6" draw:id="id6" draw:layer="layout" svg:width="6.35cm" svg:height="2.794cm" svg:x="16.256cm" svg:y="1.016cm">
          <text:p text:style-name="P1">EGF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" draw:id="id1" draw:layer="layout" svg:width="3.556cm" svg:height="2.032cm" svg:x="17.78cm" svg:y="5.588cm">
          <text:p text:style-name="P1">RA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5" draw:id="id5" draw:layer="layout" svg:width="3.556cm" svg:height="2.032cm" svg:x="7.112cm" svg:y="8.128cm">
          <text:p text:style-name="P1">EGF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2" draw:id="id2" draw:layer="layout" svg:width="3.556cm" svg:height="2.032cm" svg:x="17.78cm" svg:y="9.398cm">
          <text:p text:style-name="P1">RAF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3" draw:id="id3" draw:layer="layout" svg:width="3.556cm" svg:height="2.032cm" svg:x="17.78cm" svg:y="13.97cm">
          <text:p text:style-name="P1">MEK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4" draw:id="id4" draw:layer="layout" svg:width="3.556cm" svg:height="2.032cm" svg:x="17.78cm" svg:y="18.288cm">
          <text:p text:style-name="P1">ERK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7" draw:id="id7" draw:layer="layout" svg:width="3.556cm" svg:height="2.032cm" svg:x="2.032cm" svg:y="4.826cm">
          <text:p text:style-name="P1">TA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19.558cm" svg:y1="7.62cm" svg:x2="19.558cm" svg:y2="9.398cm" draw:start-shape="id1" draw:start-glue-point="2" draw:end-shape="id2" draw:end-glue-point="0" svg:d="m19558 7620v1778" svg:viewBox="0 0 1 1779">
          <text:p/>
        </draw:connector>
        <draw:connector draw:style-name="gr2" draw:text-style-name="P1" draw:layer="layout" draw:type="line" svg:x1="19.558cm" svg:y1="11.43cm" svg:x2="19.558cm" svg:y2="13.97cm" draw:start-shape="id2" draw:start-glue-point="2" draw:end-shape="id3" draw:end-glue-point="0" svg:d="m19558 11430v2540" svg:viewBox="0 0 1 2541">
          <text:p/>
        </draw:connector>
        <draw:connector draw:style-name="gr2" draw:text-style-name="P1" draw:layer="layout" draw:type="line" svg:x1="19.558cm" svg:y1="16.002cm" svg:x2="19.558cm" svg:y2="18.288cm" draw:start-shape="id3" draw:start-glue-point="2" draw:end-shape="id4" svg:d="m19558 16002v2286" svg:viewBox="0 0 1 2287">
          <text:p/>
        </draw:connector>
        <draw:connector draw:style-name="gr2" draw:text-style-name="P1" draw:layer="layout" draw:type="line" svg:x1="10.668cm" svg:y1="9.144cm" svg:x2="16.256cm" svg:y2="2.413cm" draw:start-shape="id5" draw:start-glue-point="1" draw:end-shape="id6" draw:end-glue-point="3" svg:d="m10668 9144 5588-6731" svg:viewBox="0 0 5589 6732">
          <text:p/>
        </draw:connector>
        <draw:connector draw:style-name="gr2" draw:text-style-name="P1" draw:layer="layout" draw:type="line" svg:x1="5.588cm" svg:y1="5.842cm" svg:x2="7.874cm" svg:y2="5.842cm" draw:start-shape="id7" draw:start-glue-point="1" draw:end-shape="id8" svg:d="m5588 5842h2286" svg:viewBox="0 0 2287 1">
          <text:p/>
        </draw:connector>
        <draw:line draw:style-name="gr3" draw:text-style-name="P1" draw:layer="layout" svg:x1="17.272cm" svg:y1="5.842cm" svg:x2="17.272cm" svg:y2="7.366cm">
          <text:p/>
        </draw:line>
        <draw:custom-shape draw:style-name="gr1" draw:text-style-name="P2" draw:layer="layout" svg:width="3.556cm" svg:height="2.032cm" svg:x="23.622cm" svg:y="18.288cm">
          <text:p><text:span text:style-name="T1">SCH77298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3.556cm" svg:height="2.032cm" svg:x="23.622cm" svg:y="13.716cm">
          <text:p><text:span text:style-name="T1">CI-104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3.556cm" svg:height="2.032cm" svg:x="23.622cm" svg:y="9.144cm">
          <text:p><text:span text:style-name="T1">ZM 33637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3" draw:text-style-name="P1" draw:layer="layout" svg:width="4.571cm" svg:height="12.699cm" draw:transform="rotate (-3.14159265358979) translate (17.78cm 19.304cm)" svg:viewBox="0 0 4572 12700" draw:points="0,0 4572,0 4572,12700 508,12700">
          <text:p/>
        </draw:polyline>
        <draw:line draw:style-name="gr3" draw:text-style-name="P1" draw:layer="layout" svg:x1="23.622cm" svg:y1="10.16cm" svg:x2="21.844cm" svg:y2="10.16cm">
          <text:p/>
        </draw:line>
        <draw:line draw:style-name="gr3" draw:text-style-name="P1" draw:layer="layout" svg:x1="21.844cm" svg:y1="10.668cm" svg:x2="21.844cm" svg:y2="9.652cm">
          <text:p/>
        </draw:line>
        <draw:connector draw:style-name="gr2" draw:text-style-name="P1" draw:layer="layout" draw:type="line" svg:x1="19.431cm" svg:y1="3.81cm" svg:x2="19.558cm" svg:y2="5.588cm" draw:start-shape="id6" draw:start-glue-point="2" draw:end-shape="id1" draw:end-glue-point="0" svg:d="m19431 3810 127 1778" svg:viewBox="0 0 128 1779">
          <text:p/>
        </draw:connector>
        <draw:custom-shape draw:style-name="gr1" draw:text-style-name="P2" draw:layer="layout" svg:width="3.556cm" svg:height="2.032cm" svg:x="9.652cm" svg:y="1.016cm">
          <text:p><text:span text:style-name="T1">Gefintini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3.208cm" svg:y1="2.032cm" svg:x2="14.986cm" svg:y2="2.032cm">
          <text:p/>
        </draw:line>
        <draw:line draw:style-name="gr3" draw:text-style-name="P1" draw:layer="layout" svg:x1="14.986cm" svg:y1="2.413cm" svg:x2="14.986cm" svg:y2="1.651cm">
          <text:p/>
        </draw:line>
        <draw:custom-shape draw:style-name="gr1" draw:text-style-name="P2" draw:layer="layout" svg:width="3.556cm" svg:height="2.032cm" svg:x="1.778cm" svg:y="8.382cm">
          <text:p><text:span text:style-name="T1">GM600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3.556cm" svg:y1="8.382cm" svg:x2="3.556cm" svg:y2="7.366cm">
          <text:p/>
        </draw:line>
        <draw:line draw:style-name="gr3" draw:text-style-name="P1" draw:layer="layout" svg:x1="5.334cm" svg:y1="9.398cm" svg:x2="6.604cm" svg:y2="9.398cm">
          <text:p/>
        </draw:line>
        <draw:line draw:style-name="gr3" draw:text-style-name="P1" draw:layer="layout" svg:x1="3.048cm" svg:y1="7.366cm" svg:x2="4.064cm" svg:y2="7.366cm">
          <text:p/>
        </draw:line>
        <draw:line draw:style-name="gr3" draw:text-style-name="P1" draw:layer="layout" svg:x1="6.604cm" svg:y1="9.906cm" svg:x2="6.604cm" svg:y2="8.89cm">
          <text:p/>
        </draw:line>
        <draw:custom-shape draw:style-name="gr1" draw:text-style-name="P2" draw:layer="layout" svg:width="3.556cm" svg:height="2.032cm" svg:x="1.852cm" svg:y="1.105cm">
          <text:p><text:span text:style-name="T1">BMS 56139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3.556cm" svg:y1="3.137cm" svg:x2="3.556cm" svg:y2="4.318cm">
          <text:p/>
        </draw:line>
        <draw:line draw:style-name="gr3" draw:text-style-name="P1" draw:layer="layout" svg:x1="3.048cm" svg:y1="4.318cm" svg:x2="4.064cm" svg:y2="4.318cm">
          <text:p/>
        </draw:line>
        <draw:polyline draw:style-name="gr3" draw:text-style-name="P1" draw:layer="layout" svg:width="3.047cm" svg:height="9.143cm" draw:transform="rotate (-3.14159265358979) translate (17.78cm 19.304cm)" svg:viewBox="0 0 3048 9144" draw:points="0,0 3048,0 3048,9144 339,9144">
          <text:p/>
        </draw:polyline>
        <draw:line draw:style-name="gr3" draw:text-style-name="P1" draw:layer="layout" svg:x1="17.472cm" svg:y1="9.442cm" svg:x2="17.472cm" svg:y2="10.966cm">
          <text:p/>
        </draw:line>
        <draw:connector draw:style-name="gr2" draw:text-style-name="P1" draw:layer="layout" draw:line-skew="-0.769cm" svg:x1="17.78cm" svg:y1="19.304cm" svg:x2="2.032cm" svg:y2="5.842cm" draw:start-shape="id4" draw:end-shape="id7" draw:end-glue-point="3" svg:d="m17780 19304h-17018v-13462h1270" svg:viewBox="0 0 17019 13463">
          <text:p/>
        </draw:connector>
        <draw:custom-shape draw:style-name="gr1" draw:text-style-name="P1" xml:id="id8" draw:id="id8" draw:layer="layout" svg:width="3.556cm" svg:height="2.032cm" svg:x="7.874cm" svg:y="4.826cm">
          <text:p text:style-name="P1">TGF-<text:span text:style-name="T2">α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11.43cm" svg:y1="5.842cm" svg:x2="16.256cm" svg:y2="2.413cm" draw:start-shape="id8" draw:start-glue-point="1" draw:end-shape="id6" draw:end-glue-point="3" svg:d="m11430 5842 4826-3429" svg:viewBox="0 0 4827 3430">
          <text:p/>
        </draw:connector>
        <draw:line draw:style-name="gr3" draw:text-style-name="P1" draw:layer="layout" svg:x1="23.622cm" svg:y1="14.732cm" svg:x2="21.844cm" svg:y2="14.732cm">
          <text:p/>
        </draw:line>
        <draw:line draw:style-name="gr3" draw:text-style-name="P1" draw:layer="layout" svg:x1="21.844cm" svg:y1="15.24cm" svg:x2="21.844cm" svg:y2="14.224cm">
          <text:p/>
        </draw:line>
        <draw:line draw:style-name="gr3" draw:text-style-name="P1" draw:layer="layout" svg:x1="23.622cm" svg:y1="19.304cm" svg:x2="21.844cm" svg:y2="19.304cm">
          <text:p/>
        </draw:line>
        <draw:line draw:style-name="gr3" draw:text-style-name="P1" draw:layer="layout" svg:x1="21.844cm" svg:y1="19.812cm" svg:x2="21.844cm" svg:y2="18.796cm">
          <text:p/>
        </draw:lin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fo:margin-top="0cm" fo:margin-bottom="0.497cm" fo:line-height="106%" fo:text-align="start" style:text-autospace="none" style:writing-mode="lr-tb"/>
      <style:text-properties style:use-window-font-color="true" fo:font-family="Calibri" style:font-family-generic="roman" style:font-pitch="variable" fo:font-size="11pt" fo:language="en" fo:country="US" style:letter-kerning="true" style:font-size-asian="11pt" style:language-asian="ar" style:country-asian="SA" style:font-family-complex="'WenQuanYi Micro Hei'" style:font-pitch-complex="variable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Numbering_20_Symbols" style:display-name="Numbering Symbols" style:family="graphic">
      <style:paragraph-properties style:text-autospace="none"/>
    </style:style>
    <style:style style:name="Balloon_20_Text_20_Char" style:display-name="Balloon Text Char" style:family="graphic">
      <style:paragraph-properties style:text-autospace="none"/>
      <style:text-properties fo:font-family="Tahoma" style:font-family-generic="roman" style:font-pitch="variable" fo:font-size="8pt" style:font-family-asian="Tahoma" style:font-family-generic-asian="swiss" style:font-pitch-asian="variable" style:font-size-asian="8pt"/>
    </style:style>
    <style:style style:name="Default_20_Paragraph_20_Font" style:display-name="Default Paragraph Font" style:family="graphic">
      <style:paragraph-properties style:text-autospace="none"/>
    </style:style>
    <style:style style:name="Table_20_Contents" style:display-name="Table Contents" style:family="graphic">
      <style:paragraph-properties fo:text-align="start" style:text-autospace="none" style:writing-mode="lr-tb"/>
      <style:text-properties style:use-window-font-color="true"/>
    </style:style>
    <style:style style:name="Preformatted_20_Text" style:display-name="Preformatted Text" style:family="graphic">
      <style:paragraph-properties fo:margin-top="0cm" fo:margin-bottom="0cm" fo:text-align="start" style:text-autospace="none" style:writing-mode="lr-tb"/>
      <style:text-properties style:use-window-font-color="true" fo:font-family="'DejaVu Sans Mono'" style:font-family-generic="modern" style:font-pitch="fixed" fo:font-size="10pt" style:font-family-asian="'DejaVu Sans Mono'" style:font-family-generic-asian="modern" style:font-pitch-asian="fixed" style:font-size-asian="10pt" style:font-family-complex="'DejaVu Sans Mono'" style:font-family-generic-complex="modern" style:font-pitch-complex="fixed"/>
    </style:style>
    <style:style style:name="List_20_Paragraph" style:display-name="List Paragraph" style:family="graphic">
      <style:paragraph-properties fo:margin-left="2.24cm" fo:margin-right="0cm" fo:margin-top="0cm" fo:margin-bottom="0cm" fo:text-align="start" fo:text-indent="0cm" style:text-autospace="none" style:writing-mode="lr-tb"/>
      <style:text-properties style:use-window-font-color="true"/>
    </style:style>
    <style:style style:name="Frame_20_contents" style:display-name="Frame contents" style:family="graphic">
      <style:paragraph-properties fo:margin-top="0cm" fo:margin-bottom="0.374cm" fo:text-align="start" style:text-autospace="none" style:writing-mode="lr-tb"/>
      <style:text-properties style:use-window-font-color="true"/>
    </style:style>
    <style:style style:name="Balloon_20_Text" style:display-name="Balloon Text" style:family="graphic">
      <style:paragraph-properties fo:margin-top="0cm" fo:margin-bottom="0cm" style:line-height-at-least="0.31cm" fo:text-align="start" style:text-autospace="none" style:writing-mode="lr-tb"/>
      <style:text-properties style:use-window-font-color="true" fo:font-family="Tahoma" style:font-family-generic="roman" style:font-pitch="variable" fo:font-size="8pt" style:font-family-asian="Tahoma" style:font-family-generic-asian="swiss" style:font-pitch-asian="variable" style:font-size-asian="8pt"/>
    </style:style>
    <style:style style:name="Index" style:family="graphic">
      <style:paragraph-properties fo:text-align="start" style:text-autospace="none" style:writing-mode="lr-tb"/>
      <style:text-properties style:use-window-font-color="true" style:font-family-asian="'Lohit Hindi'"/>
    </style:style>
    <style:style style:name="Caption" style:family="graphic">
      <style:paragraph-properties fo:margin-top="0.374cm" fo:margin-bottom="0.374cm" fo:text-align="start" style:text-autospace="none" style:writing-mode="lr-tb"/>
      <style:text-properties style:use-window-font-color="true" fo:font-style="italic" style:font-family-asian="'Lohit Hindi'" style:font-size-asian="12pt" style:font-style-asian="italic" style:font-style-complex="italic"/>
    </style:style>
    <style:style style:name="List" style:family="graphic">
      <style:paragraph-properties fo:margin-top="0cm" fo:margin-bottom="0.374cm" fo:text-align="start" style:text-autospace="none" style:writing-mode="lr-tb"/>
      <style:text-properties style:use-window-font-color="true" style:font-family-asian="'Lohit Hindi'"/>
    </style:style>
    <style:style style:name="Subtitle_20_Char" style:display-name="Subtitle Char" style:family="graphic">
      <style:paragraph-properties style:text-autospace="none"/>
      <style:text-properties fo:color="#657c9c" fo:font-size="14pt" fo:letter-spacing="0.026cm" style:font-size-asian="14pt" style:font-size-complex="14pt"/>
    </style:style>
    <style:style style:name="Title_20_Char" style:display-name="Title Char" style:family="graphic">
      <style:paragraph-properties style:text-autospace="none"/>
      <style:text-properties fo:color="#5b9bd5" fo:font-family="'Calibri Light'" style:font-family-generic="roman" style:font-pitch="variable" fo:font-size="32pt" fo:letter-spacing="-0.018cm" fo:font-weight="bold" style:letter-kerning="true" style:font-size-asian="28pt" style:font-weight-asian="bold" style:font-size-complex="28pt" style:font-weight-complex="bold"/>
    </style:style>
    <style:style style:name="style314" style:family="graphic">
      <style:paragraph-properties style:text-autospace="none"/>
    </style:style>
    <style:style style:name="style299" style:family="graphic">
      <style:paragraph-properties style:text-autospace="none"/>
    </style:style>
    <style:style style:name="style364" style:family="graphic">
      <style:paragraph-properties style:text-autospace="none"/>
    </style:style>
    <style:style style:name="style329" style:family="graphic">
      <style:paragraph-properties style:text-autospace="none"/>
    </style:style>
    <style:style style:name="style366" style:family="graphic">
      <style:paragraph-properties style:text-autospace="none"/>
    </style:style>
    <style:style style:name="apple-converted-space" style:family="graphic">
      <style:paragraph-properties style:text-autospace="none"/>
    </style:style>
    <style:style style:name="style365" style:family="graphic">
      <style:paragraph-properties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arter </meta:initial-creator>
    <meta:creation-date>2014-11-13T13:27:28</meta:creation-date>
    <dc:date>2014-12-07T11:26:13</dc:date>
    <dc:creator>Carter </dc:creator>
    <meta:editing-duration>P0D</meta:editing-duration>
    <meta:editing-cycles>6</meta:editing-cycles>
    <meta:generator>LibreOffice/3.5$Linux_X86_64 LibreOffice_project/350m1$Build-2</meta:generator>
    <meta:document-statistic meta:object-count="63"/>
  </office:meta>
</office:document-meta>
</file>